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7f4" officeooo:paragraph-rsid="000087f4"/>
    </style:style>
    <style:style style:name="P2" style:family="paragraph" style:parent-style-name="Standard">
      <style:text-properties fo:font-weight="bold" officeooo:rsid="000087f4" officeooo:paragraph-rsid="000087f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087f4" officeooo:paragraph-rsid="000087f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1f4e8" officeooo:paragraph-rsid="0001f4e8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3c42b" officeooo:paragraph-rsid="0003c42b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087f4" officeooo:paragraph-rsid="000087f4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087f4" officeooo:paragraph-rsid="000087f4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1f4e8" officeooo:paragraph-rsid="0001f4e8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1f4e8" officeooo:paragraph-rsid="0001f4e8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1f4e8" officeooo:paragraph-rsid="0001f4e8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1f4e8" officeooo:paragraph-rsid="0001f4e8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3c42b" officeooo:paragraph-rsid="0003c42b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87f4" officeooo:paragraph-rsid="000087f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f4e8" officeooo:paragraph-rsid="0001f4e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1f4e8" officeooo:paragraph-rsid="0001f4e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c42b" officeooo:paragraph-rsid="0003c42b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c42b" officeooo:paragraph-rsid="0003c42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language-complex="fr" style:country-complex="FR"/>
    </style:style>
    <style:style style:name="T3" style:family="text">
      <style:text-properties officeooo:rsid="0001f4e8"/>
    </style:style>
    <style:style style:name="T4" style:family="text">
      <style:text-properties fo:font-size="20pt" style:font-size-asian="17.5pt" style:font-size-complex="20pt"/>
    </style:style>
    <style:style style:name="T5" style:family="text">
      <style:text-properties fo:font-size="20pt" fo:font-weight="bold" style:font-size-asian="17.5pt" style:font-weight-asian="bold" style:font-size-complex="20pt" style:font-weight-complex="bold"/>
    </style:style>
    <style:style style:name="T6" style:family="text">
      <style:text-properties fo:font-size="20pt" fo:font-style="italic" fo:font-weight="bold" style:font-size-asian="17.5pt" style:font-style-asian="italic" style:font-weight-asian="bold" style:font-size-complex="20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LOURY TEDDY</text:p>
      <text:p text:style-name="P1"/>
      <text:p text:style-name="P1">Mail : <text:a xlink:type="simple" xlink:href="mailto:floury.teddy1601@gmail.com" text:style-name="Internet_20_link" text:visited-style-name="Visited_20_Internet_20_Link">floury.teddy1601@gmail.com</text:a></text:p>
      <text:p text:style-name="P1">Téléphone : 07.68.16.91.46</text:p>
      <text:p text:style-name="P1"/>
      <text:p text:style-name="P1"><text:span text:style-name="T1">OBJECTIF :</text:span> </text:p>
      <text:p text:style-name="P1">Je suis actuellement en formation au centre AFPA à Amiens, pour apprendre le métier de développement web. Je suis à la recherche d’un emploi et je souhaite intégrer votre entreprise afin de développer mes compétences et savoir-faire. Je suis dynamique, sociable, motivé et ponctuel. Mon expériences professionnelle me permettra de m’adapter facilement, et de rapidement répondre à vos attentes.</text:p>
      <text:p text:style-name="P1"/>
      <text:p text:style-name="P1"/>
      <text:p text:style-name="P3">Expériences</text:p>
      <text:p text:style-name="P3"/>
      <text:p text:style-name="P7">STAGE <text:span text:style-name="T2">• INFOGRAPHIE • MR MAHIEUX • CENTRE EPIDE • DOULLENS • 2021-2022</text:span></text:p>
      <text:p text:style-name="P6"/>
      <text:p text:style-name="P13">Création d’un projet « journal »</text:p>
      <text:p text:style-name="P13">Initiation au site internet CANVA</text:p>
      <text:p text:style-name="P13">Initiation au logiciel GIMP</text:p>
      <text:p text:style-name="P13">Création d’un journal</text:p>
      <text:p text:style-name="P13">Recherche d’information sur internet</text:p>
      <text:p text:style-name="P13">Retouche photo avec GIMP</text:p>
      <text:p text:style-name="P13">Création d’un logo avec GIMP pour le journal</text:p>
      <text:p text:style-name="P13">Création d’affiche</text:p>
      <text:p text:style-name="P13">Commission du journal avec la directrice de l’épide</text:p>
      <text:p text:style-name="P13"/>
      <text:p text:style-name="P13"/>
      <text:p text:style-name="P7">STAGE <text:span text:style-name="T2">• POMPIER • VILLERS BOCAGE • 06/12/2021-10/12/2021</text:span></text:p>
      <text:p text:style-name="P13"/>
      <text:p text:style-name="P13">Découverte de différents nœuds <text:span text:style-name="T3">(nœud en huit double, nœuds en huit tricoté, le nœud français)</text:span></text:p>
      <text:p text:style-name="P14">Victime de scène d’exercices de sauvetage</text:p>
      <text:p text:style-name="P14">Assistant lancier</text:p>
      <text:p text:style-name="P14">J’ai assisté a une intervention du GRIMP (Groupes de Reconnaissance et d’Intervention en Milieu Périlleux)</text:p>
      <text:p text:style-name="P14"/>
      <text:p text:style-name="P14"/>
      <text:p text:style-name="P9">STAGE <text:span text:style-name="T2">•</text:span> PEINTRE EN BATIMENT <text:span text:style-name="T2">• PEINTURE 80 • AMIENS • 2020</text:span></text:p>
      <text:p text:style-name="P8"/>
      <text:p text:style-name="P14">Technique de peinture</text:p>
      <text:p text:style-name="P14">Technique de tapissage</text:p>
      <text:p text:style-name="P14">Sécuriser une zone de chantier</text:p>
      <text:p text:style-name="P14"/>
      <text:p text:style-name="P8"/>
      <text:p text:style-name="P8"/>
      <text:p text:style-name="P8"/>
      <text:p text:style-name="P9"><text:soft-page-break/>CONTRAT CDD ET STAGE <text:span text:style-name="T2">• VENDEUR POLYVALENT • CARREFOUR • AMIENS • 2017/2018/2019</text:span></text:p>
      <text:p text:style-name="P9"/>
      <text:p text:style-name="P8"/>
      <text:p text:style-name="P14">Façing</text:p>
      <text:p text:style-name="P14">Mise en rayons</text:p>
      <text:p text:style-name="P14">Nettoyage des rayons</text:p>
      <text:p text:style-name="P14">Livraisons</text:p>
      <text:p text:style-name="P14">Relation clients</text:p>
      <text:p text:style-name="P14">Inventaires</text:p>
      <text:p text:style-name="P14"/>
      <text:p text:style-name="P14"/>
      <text:p text:style-name="P9">V.R.P MULTICARTE <text:span text:style-name="T2">• ENGIE • HAUT DE FRANCE • 2017</text:span></text:p>
      <text:p text:style-name="P8"/>
      <text:p text:style-name="P14">Vente de contrat d’électricité et gaz à domicile</text:p>
      <text:p text:style-name="P14">Vente de contrat complémentaire</text:p>
      <text:p text:style-name="P14">Relation client</text:p>
      <text:p text:style-name="P14"/>
      <text:p text:style-name="P14"/>
      <text:p text:style-name="P4">FORMATION</text:p>
      <text:p text:style-name="P4"/>
      <text:p text:style-name="P10">MS FULLSTACK <text:span text:style-name="T2">• CENTRE AFPA • AMIENS • 12/09/2022-01/11/2022</text:span></text:p>
      <text:p text:style-name="P10"/>
      <text:p text:style-name="P15">Rappel du framework css (BOOTSTRAP), SQL, PHP.</text:p>
      <text:p text:style-name="P15">Initiation au framework PHP (MVC, Modèle Vue Contrôleur).</text:p>
      <text:p text:style-name="P15">Initiation au framework PHP (Synfony).</text:p>
      <text:p text:style-name="P15"/>
      <text:p text:style-name="P15"/>
      <text:p text:style-name="P11">MS DIW (Module Supplémentaire Développement Intégrateur Web) <text:span text:style-name="T2">• CENTRE AFPA • AMIENS • 20/06/2022-01/09/2022</text:span></text:p>
      <text:p text:style-name="P11"/>
      <text:p text:style-name="P15">Rappel des langages html, css, l’algorithmique et JavaScript.</text:p>
      <text:p text:style-name="P15">Initiation au framework Front-End css (BOOTSTRAP). </text:p>
      <text:p text:style-name="P16">Facilité une mise en page avec Bootstrap.</text:p>
      <text:p text:style-name="P16">Initiation au langage SQL.</text:p>
      <text:p text:style-name="P16">Initiation aux bases du langage PHP.</text:p>
      <text:p text:style-name="P16"/>
      <text:p text:style-name="P16"/>
      <text:p text:style-name="P12">TECHNIQUE DE BASE DU DEVELOPPEMENT D’APPLICATION <text:span text:style-name="T2">• CENTRE AFPA • AMIENS • 16/05/2022-21/06/2022</text:span></text:p>
      <text:p text:style-name="P12"/>
      <text:p text:style-name="P16">Initiation aux base du développement web.</text:p>
      <text:p text:style-name="P16">Initiation au langage html, construire une interface statique.</text:p>
      <text:p text:style-name="P16">Initiation au langage css, appliquer des styles css.</text:p>
      <text:p text:style-name="P16">Initiation a l’algorithmique.</text:p>
      <text:p text:style-name="P16">Initiation au langage JavaScript.</text:p>
      <text:p text:style-name="P16">Initiation au JavaScript pour le web.</text:p>
      <text:p text:style-name="P12"><text:soft-page-break/>CENTRE EPIDE <text:span text:style-name="T2">• DOULLENS • 16/05/2021-15/05/2022</text:span></text:p>
      <text:p text:style-name="P16"/>
      <text:p text:style-name="P16">PIX.</text:p>
      <text:p text:style-name="P16">Code de la route.</text:p>
      <text:p text:style-name="P16">SST (Salarié Sauveteur Secouriste du Travaille).</text:p>
      <text:p text:style-name="P16">Diplôme de citoyenneté EPIDE.</text:p>
      <text:p text:style-name="P16"/>
      <text:p text:style-name="P16"/>
      <text:p text:style-name="P12">DYNAMIQUE VERS L’EMPLOI <text:span text:style-name="T2">• CENTRE RELAIS • AMIENS • 07/07/2020-15/01/2021</text:span></text:p>
      <text:p text:style-name="P16"/>
      <text:p text:style-name="P16">CLEA (Socle de Connaissances et de Compétences Professionnelles).</text:p>
      <text:p text:style-name="P16"/>
      <text:p text:style-name="P16"/>
      <text:p text:style-name="P5">COMPÉTENCE</text:p>
      <text:p text:style-name="P5"/>
      <text:p text:style-name="P16">Sociable, motivé, polyvalent, ponctuel, autonome.</text:p>
      <text:p text:style-name="P16"/>
      <text:p text:style-name="P16"/>
      <text:p text:style-name="P5">HOBBIES</text:p>
      <text:p text:style-name="P5"/>
      <text:p text:style-name="P17">Jeux vidéos, sport (football, musculation, marche…), réseaux sociau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09:15:30.878606780</meta:creation-date>
    <dc:date>2022-10-24T09:56:41.246458034</dc:date>
    <meta:editing-duration>PT1M9S</meta:editing-duration>
    <meta:editing-cycles>1</meta:editing-cycles>
    <meta:document-statistic meta:table-count="0" meta:image-count="0" meta:object-count="0" meta:page-count="3" meta:paragraph-count="65" meta:word-count="421" meta:character-count="2881" meta:non-whitespace-character-count="2523"/>
    <meta:generator>LibreOffice/7.3.6.2$Linux_X86_64 LibreOffice_project/30$Build-2</meta:generator>
  </office:meta>
</office:document-meta>
</file>